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0db" officeooo:paragraph-rsid="0001f0db"/>
    </style:style>
    <style:style style:name="P2" style:family="paragraph" style:parent-style-name="Standard">
      <style:text-properties officeooo:rsid="00028cc2" officeooo:paragraph-rsid="00028cc2"/>
    </style:style>
    <style:style style:name="T1" style:family="text">
      <style:text-properties officeooo:rsid="00028c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H-2N e GF; vezi sist dudu</text:p>
      <text:p text:style-name="P1"/>
      <text:p text:style-name="P1">1H-3C e a.) 9-11 cu 4 carti sau b.) 10-11 cu 3 carti</text:p>
      <text:p text:style-name="P1"/>
      <text:p text:style-name="P1">1H-3C-3D e releu si spui: 3H=am f3; 3N am 4 fara scurtime; orice altceva arata f4 cu scurtime</text:p>
      <text:p text:style-name="P1"/>
      <text:p text:style-name="P1">1H-3C-3H e stop</text:p>
      <text:p text:style-name="P1"/>
      <text:p text:style-name="P1">1H-3C-3S arata o scurtime; 3N vine obligatoriu si 4C,4D,4H arata scurtime de C/D/S</text:p>
      <text:p text:style-name="P1">daca vreau slam arat scurtimea de pica cu 4S (asemanator cu 1H-2H-2S-2N-3H/S)</text:p>
      <text:p text:style-name="P1"/>
      <text:p text:style-name="P1">1H-3C-3N e 5332 CoG</text:p>
      <text:p text:style-name="P1">1H-3C-4m e bicolor 55 tare</text:p>
      <text:p text:style-name="P1">1H-3C-4H e de joc</text:p>
      <text:p text:style-name="P1">1H-3C-4S e SI cu 6 cupe si 5 pici</text:p>
      <text:p text:style-name="P1"/>
      <text:p text:style-name="P1">1H-3D e mixed raise</text:p>
      <text:p text:style-name="P1">1H-3D-3H e sign-off</text:p>
      <text:p text:style-name="P1">1H-3D-3S e exact ca la 1H-3C-3S</text:p>
      <text:p text:style-name="P1">1H-3D-3N/4C/4D e secundara de S/C/D; cu onor mare de cupa + cuvranta licitezi slam. Cu un A si o cuvranta q-bidezi asul</text:p>
      <text:p text:style-name="P1"/>
      <text:p text:style-name="P1">1H-3H e slab cu f4</text:p>
      <text:p text:style-name="P1"/>
      <text:p text:style-name="P1"/>
      <text:p text:style-name="P1"/>
      <text:p text:style-name="P1"/>
      <text:p text:style-name="P1">1S-3C e acelasi lucru ca 1H-3C</text:p>
      <text:p text:style-name="P1">1S-3C-3D cere descriere: 3S e f3, 3N e (4333)/(4432); 4x e scurtime ; 3H arata manque, pe care 3N cere sa-l arate si 4C/4D/4H il arata</text:p>
      <text:p text:style-name="P1">1S-3C-3H cere 3S, fie pentru pas, fie sa-si zica scurtime</text:p>
      <text:p text:style-name="P1">1S-3C-3S cere q-bid</text:p>
      <text:p text:style-name="P1">1S-3C-3N e bal, CoG</text:p>
      <text:p text:style-name="P1">1S-3C-4x e secundara, 5-5</text:p>
      <text:p text:style-name="P1"/>
      <text:p text:style-name="P1">1S-3D e acelasi ca si 1H-3D</text:p>
      <text:p text:style-name="P1">1S-3D-3<text:span text:style-name="T1">S e sign-off</text:span></text:p>
      <text:p text:style-name="P2">1S-3D-4x e secundara</text:p>
      <text:p text:style-name="P2">1S-3D-4S e de joc</text:p>
      <text:p text:style-name="P2">1S-3D-3N e CoG</text:p>
      <text:p text:style-name="P2">1S-3D-3H arata o scurtime; 3S e releu; 3N e manque=&gt;4Creleu=&gt;4D/H/S e manque de D/H/C</text:p>
      <text:p text:style-name="P2">1S-3D-3H-3S-4x e single in culoare</text:p>
      <text:p text:style-name="P2"/>
      <text:p text:style-name="P2">pe 1M-3M orice in afara de 4M declanseaza pas forcing si arata o culoare in care se poate ata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5:22:32.322000000</meta:creation-date>
    <dc:date>2017-06-02T15:42:03.128000000</dc:date>
    <meta:editing-duration>PT6M15S</meta:editing-duration>
    <meta:editing-cycles>1</meta:editing-cycles>
    <meta:document-statistic meta:table-count="0" meta:image-count="0" meta:object-count="0" meta:page-count="1" meta:paragraph-count="29" meta:word-count="237" meta:character-count="1241" meta:non-whitespace-character-count="1033"/>
    <meta:generator>LibreOffice/5.2.5.1$Windows_x86 LibreOffice_project/0312e1a284a7d50ca85a365c316c7abbf20a4d22</meta:generator>
  </office:meta>
</office:document-meta>
</file>